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16f16a"/>
    </style:style>
    <style:style style:name="P3" style:family="paragraph" style:parent-style-name="Text_20_body" style:list-style-name="L1">
      <style:text-properties officeooo:rsid="001c093e" officeooo:paragraph-rsid="001c093e"/>
    </style:style>
    <style:style style:name="P4" style:family="paragraph" style:parent-style-name="Text_20_body" style:list-style-name="L1">
      <style:text-properties officeooo:rsid="0028fa9c" officeooo:paragraph-rsid="0028fa9c"/>
    </style:style>
    <style:style style:name="T1" style:family="text">
      <style:text-properties officeooo:rsid="0016f16a"/>
    </style:style>
    <style:style style:name="T2" style:family="text">
      <style:text-properties officeooo:rsid="00184f2c"/>
    </style:style>
    <style:style style:name="T3" style:family="text">
      <style:text-properties officeooo:rsid="0018d9a9"/>
    </style:style>
    <style:style style:name="T4" style:family="text">
      <style:text-properties officeooo:rsid="001ddc87"/>
    </style:style>
    <style:style style:name="T5" style:family="text">
      <style:text-properties officeooo:rsid="001f8a50"/>
    </style:style>
    <style:style style:name="T6" style:family="text">
      <style:text-properties officeooo:rsid="00228438"/>
    </style:style>
    <style:style style:name="T7" style:family="text">
      <style:text-properties officeooo:rsid="00256abe"/>
    </style:style>
    <style:style style:name="T8" style:family="text">
      <style:text-properties officeooo:rsid="002fc71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mans 15:7-13</text:h>
      <text:h text:style-name="Heading_20_2" text:outline-level="2"><text:bookmark text:name="en-GNT-31344"/>The Gospel to the Gentiles</text:h>
      <text:list xml:id="list4153062342" text:style-name="L1">
        <text:list-item>
          <text:p text:style-name="P1">Accept one another, then, for the glory of God, as Christ has accepted you. For I tell you that Christ's life of service was on behalf of the Jews, to show that God is faithful, to make his promises to their ancestors come true, and to enable even the Gentiles to praise God for his mercy. As the scripture says, “And so I will praise you among the Gentiles; I will sing praises to you.”<text:bookmark text:name="en-GNT-31347"/> Again it says, “Rejoice, Gentiles, with God's people!”<text:bookmark text:name="en-GNT-31348"/> And again, “Praise the Lord, all Gentiles; praise him, all peoples!”<text:bookmark text:name="en-GNT-31349"/> And again, Isaiah says, “A descendant of Jesse will appear; he will come to rule the Gentiles, and they will put their hope in him.”<text:bookmark text:name="en-GNT-31350"/> May God, the source of hope, fill you with all joy and peace by means of your faith in him, so that your hope will continue to grow by the power of the Holy Spirit.</text:p>
        </text:list-item>
        <text:list-item>
          <text:p text:style-name="P2"><text:span text:style-name="T1">This message was for the the Gentiles but it applies to all people; </text:span><text:span text:style-name="T2">we should also follow the</text:span><text:span text:style-name="T6">se</text:span><text:span text:style-name="T2"> instructions. <text:s/></text:span><text:span text:style-name="T3">As the verses say, we should accept one another as Christ has accepted us all, this is done for the gloy of God.</text:span></text:p>
        </text:list-item>
        <text:list-item>
          <text:p text:style-name="P3">Jesus Christ’<text:span text:style-name="T4">s</text:span> life of service was to show God’s faithfulness, to fulfill promises made to the Jew<text:span text:style-name="T5">ish</text:span> ancestors and to enable the Gentiles to praise God for his mery. <text:span text:style-name="T7">All this was written in the scriptures as quoted above.</text:span></text:p>
        </text:list-item>
        <text:list-item>
          <text:p text:style-name="P4">God the source of hope fills us with joy and peace by means of our faith in him, <text:span text:style-name="T8">and </text:span>our hope will continue to grow by the power of the Holy Spirit.</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7T07:54:59.864220840</meta:creation-date>
    <dc:date>2021-09-07T08:44:34.090685395</dc:date>
    <meta:editing-duration>PT49M28S</meta:editing-duration>
    <meta:editing-cycles>13</meta:editing-cycles>
    <meta:generator>LibreOffice/6.4.7.2$Linux_X86_64 LibreOffice_project/40$Build-2</meta:generator>
    <meta:document-statistic meta:table-count="0" meta:image-count="0" meta:object-count="0" meta:page-count="1" meta:paragraph-count="6" meta:word-count="278" meta:character-count="1446" meta:non-whitespace-character-count="1177"/>
  </office:meta>
</office:document-meta>
</file>